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3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0">
            <text:p>0</text:p>
          </table:table-cell>
          <table:table-cell office:value-type="float" office:value="8.33">
            <text:p>8.33</text:p>
          </table:table-cell>
          <table:table-cell table:number-columns-repeated="8" office:value-type="float" office:value="0">
            <text:p>0</text:p>
          </table:table-cell>
          <table:table-cell office:value-type="float" office:value="4.17">
            <text:p>4.1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12.9172">
            <text:p>12.9172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10.6666">
            <text:p>10.6666</text:p>
          </table:table-cell>
          <table:table-cell table:formula="of:=AVERAGE([.EW3:.EX3])" office:value-type="float" office:value="11.7919">
            <text:p>11.791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29.0004">
            <text:p>29.0004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53.9998">
            <text:p>53.9998</text:p>
          </table:table-cell>
          <table:table-cell table:formula="of:=AVERAGE([.EW4:.EX4])" office:value-type="float" office:value="41.5001">
            <text:p>41.5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78.334">
            <text:p>78.334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92.3334">
            <text:p>92.3334</text:p>
          </table:table-cell>
          <table:table-cell table:formula="of:=AVERAGE([.EW5:.EX5])" office:value-type="float" office:value="85.3337">
            <text:p>85.33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98.3334">
            <text:p>98.3334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100">
            <text:p>100</text:p>
          </table:table-cell>
          <table:table-cell table:formula="of:=AVERAGE([.EW6:.EX6])" office:value-type="float" office:value="99.1667">
            <text:p>99.1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100">
            <text:p>10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100">
            <text:p>100</text:p>
          </table:table-cell>
          <table:table-cell table:formula="of:=AVERAGE([.EW7:.EX7])"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99.8334">
            <text:p>99.8334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99">
            <text:p>99</text:p>
          </table:table-cell>
          <table:table-cell table:formula="of:=AVERAGE([.EW8:.EX8])" office:value-type="float" office:value="99.4167">
            <text:p>99.41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97.2502">
            <text:p>97.2502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91">
            <text:p>91</text:p>
          </table:table-cell>
          <table:table-cell table:formula="of:=AVERAGE([.EW9:.EX9])" office:value-type="float" office:value="94.1251">
            <text:p>94.12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89.1668">
            <text:p>89.1668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84">
            <text:p>84</text:p>
          </table:table-cell>
          <table:table-cell table:formula="of:=AVERAGE([.EW10:.EX10])" office:value-type="float" office:value="86.5834">
            <text:p>86.583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77.8332">
            <text:p>77.833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65">
            <text:p>65</text:p>
          </table:table-cell>
          <table:table-cell table:formula="of:=AVERAGE([.EW11:.EX11])" office:value-type="float" office:value="71.4166">
            <text:p>71.41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62.8332">
            <text:p>62.8332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57">
            <text:p>57</text:p>
          </table:table-cell>
          <table:table-cell table:formula="of:=AVERAGE([.EW12:.EX12])" office:value-type="float" office:value="59.9166">
            <text:p>59.91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57.5002">
            <text:p>57.5002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61">
            <text:p>61</text:p>
          </table:table-cell>
          <table:table-cell table:formula="of:=AVERAGE([.EW13:.EX13])" office:value-type="float" office:value="59.2501">
            <text:p>59.25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62.5002">
            <text:p>62.500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62">
            <text:p>62</text:p>
          </table:table-cell>
          <table:table-cell table:formula="of:=AVERAGE([.EW14:.EX14])" office:value-type="float" office:value="62.2501">
            <text:p>62.25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60.833">
            <text:p>60.833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57">
            <text:p>57</text:p>
          </table:table-cell>
          <table:table-cell table:formula="of:=AVERAGE([.EW15:.EX15])" office:value-type="float" office:value="58.9165">
            <text:p>58.91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58.1664">
            <text:p>58.1664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60">
            <text:p>60</text:p>
          </table:table-cell>
          <table:table-cell table:formula="of:=AVERAGE([.EW16:.EX16])" office:value-type="float" office:value="59.0832">
            <text:p>59.08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63.7496">
            <text:p>63.7496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64.6666">
            <text:p>64.6666</text:p>
          </table:table-cell>
          <table:table-cell table:formula="of:=AVERAGE([.EW17:.EX17])" office:value-type="float" office:value="64.2081">
            <text:p>64.20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65.4166">
            <text:p>65.4166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65.6666">
            <text:p>65.6666</text:p>
          </table:table-cell>
          <table:table-cell table:formula="of:=AVERAGE([.EW18:.EX18])" office:value-type="float" office:value="65.5416">
            <text:p>65.5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63.4166">
            <text:p>63.4166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61">
            <text:p>61</text:p>
          </table:table-cell>
          <table:table-cell table:formula="of:=AVERAGE([.EW19:.EX19])" office:value-type="float" office:value="62.2083">
            <text:p>62.208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58.25">
            <text:p>58.2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61">
            <text:p>61</text:p>
          </table:table-cell>
          <table:table-cell table:formula="of:=AVERAGE([.EW20:.EX20])" office:value-type="float" office:value="59.625">
            <text:p>59.6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61.6662">
            <text:p>61.6662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63">
            <text:p>63</text:p>
          </table:table-cell>
          <table:table-cell table:formula="of:=AVERAGE([.EW21:.EX21])" office:value-type="float" office:value="62.3331">
            <text:p>62.33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62.5834">
            <text:p>62.5834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62.6666">
            <text:p>62.6666</text:p>
          </table:table-cell>
          <table:table-cell table:formula="of:=AVERAGE([.EW22:.EX22])" office:value-type="float" office:value="62.625">
            <text:p>62.6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61.0834">
            <text:p>61.0834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59.6666">
            <text:p>59.6666</text:p>
          </table:table-cell>
          <table:table-cell table:formula="of:=AVERAGE([.EW23:.EX23])" office:value-type="float" office:value="60.375">
            <text:p>60.3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62.6666">
            <text:p>62.666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61.3332">
            <text:p>61.3332</text:p>
          </table:table-cell>
          <table:table-cell table:formula="of:=AVERAGE([.EW24:.EX24])" office:value-type="float" office:value="61.9999">
            <text:p>61.99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60.1662">
            <text:p>60.1662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58">
            <text:p>58</text:p>
          </table:table-cell>
          <table:table-cell table:formula="of:=AVERAGE([.EW25:.EX25])" office:value-type="float" office:value="59.0831">
            <text:p>59.08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60.5832">
            <text:p>60.5832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65.6666">
            <text:p>65.6666</text:p>
          </table:table-cell>
          <table:table-cell table:formula="of:=AVERAGE([.EW26:.EX26])" office:value-type="float" office:value="63.1249">
            <text:p>63.124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64.3336">
            <text:p>64.3336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63">
            <text:p>63</text:p>
          </table:table-cell>
          <table:table-cell table:formula="of:=AVERAGE([.EW27:.EX27])" office:value-type="float" office:value="63.6668">
            <text:p>63.66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64.2498">
            <text:p>64.2498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63.6666">
            <text:p>63.6666</text:p>
          </table:table-cell>
          <table:table-cell table:formula="of:=AVERAGE([.EW28:.EX28])" office:value-type="float" office:value="63.9582">
            <text:p>63.95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63.7496">
            <text:p>63.7496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61.6666">
            <text:p>61.6666</text:p>
          </table:table-cell>
          <table:table-cell table:formula="of:=AVERAGE([.EW29:.EX29])" office:value-type="float" office:value="62.7081">
            <text:p>62.70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62.0834">
            <text:p>62.083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59">
            <text:p>59</text:p>
          </table:table-cell>
          <table:table-cell table:formula="of:=AVERAGE([.EW30:.EX30])" office:value-type="float" office:value="60.5417">
            <text:p>60.54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60.9168">
            <text:p>60.9168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63.6666">
            <text:p>63.6666</text:p>
          </table:table-cell>
          <table:table-cell table:formula="of:=AVERAGE([.EW31:.EX31])" office:value-type="float" office:value="62.2917">
            <text:p>62.29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62.4998">
            <text:p>62.4998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59">
            <text:p>59</text:p>
          </table:table-cell>
          <table:table-cell table:formula="of:=AVERAGE([.EW32:.EX32])" office:value-type="float" office:value="60.7499">
            <text:p>60.74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9:40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